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1.7929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1.6189in"/>
    </style:style>
    <style:style style:name="co5" style:family="table-column">
      <style:table-column-properties fo:break-before="auto" style:column-width="2.6236in"/>
    </style:style>
    <style:style style:name="co6" style:family="table-column">
      <style:table-column-properties fo:break-before="auto" style:column-width="4.0661in"/>
    </style:style>
    <style:style style:name="co7" style:family="table-column">
      <style:table-column-properties fo:break-before="auto" style:column-width="2.1543in"/>
    </style:style>
    <style:style style:name="co8" style:family="table-column">
      <style:table-column-properties fo:break-before="auto" style:column-width="2.184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/>
    <style:style style:name="ce4" style:family="table-cell" style:parent-style-name="Default" style:data-style-name="N117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color="#006600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9" table:default-cell-style-name="ce4"/>
        <table:table-column table:style-name="co9" table:default-cell-style-name="Default"/>
        <table:table-column table:style-name="co9" table:default-cell-style-name="ce3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office:value-type="string">
            <text:p>DIGIKEY</text:p>
          </table:table-cell>
          <table:table-cell office:value-type="string">
            <text:p>DIGIKEY2</text:p>
          </table:table-cell>
          <table:table-cell office:value-type="string">
            <text:p>Item cost</text:p>
          </table:table-cell>
          <table:table-cell office:value-type="string">
            <text:p>Tax</text:p>
          </table:table-cell>
          <table:table-cell office:value-type="string">
            <text:p>Total cost 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3, R14</text:p>
          </table:table-cell>
          <table:table-cell office:value-type="string">
            <text:p>RESISTOR, American symbol</text:p>
          </table:table-cell>
          <table:table-cell office:value-type="string">
            <text:p>311-0.0ARCT-ND</text:p>
          </table:table-cell>
          <table:table-cell/>
          <table:table-cell office:value-type="currency" office:currency="USD" office:value="0.2">
            <text:p>$0.20</text:p>
          </table:table-cell>
          <table:table-cell office:value-type="percentage" office:value="0.1">
            <text:p>10.0%</text:p>
          </table:table-cell>
          <table:table-cell table:formula="of:=([.A2]*[.I2]) *(1+[.$J$2])" office:value-type="currency" office:currency="USD" office:value="0.44">
            <text:p>$0.4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0.1 O</text:p>
          </table:table-cell>
          <table:table-cell office:value-type="string">
            <text:p>R-US_R1206W</text:p>
          </table:table-cell>
          <table:table-cell office:value-type="string">
            <text:p>R1206W</text:p>
          </table:table-cell>
          <table:table-cell office:value-type="string">
            <text:p>R2</text:p>
          </table:table-cell>
          <table:table-cell office:value-type="string">
            <text:p>RESISTOR, American symbol</text:p>
          </table:table-cell>
          <table:table-cell office:value-type="string">
            <text:p>CSR1206FTR100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3]*[.I3]) *(1+[.$J$2])" office:value-type="currency" office:currency="USD" office:value="0.22">
            <text:p>$0.2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0.1uf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2, C4, C8, C10</text:p>
          </table:table-cell>
          <table:table-cell office:value-type="string">
            <text:p>CAPACITOR, American symbol</text:p>
          </table:table-cell>
          <table:table-cell office:value-type="string">
            <text:p>1276-1099-1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4]*[.I4]) *(1+[.$J$2])" office:value-type="currency" office:currency="USD" office:value="0.66">
            <text:p>$0.6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1, R3, R4, R6, R7, R9, R10, R11, R12</text:p>
          </table:table-cell>
          <table:table-cell office:value-type="string">
            <text:p>RESISTOR, American symbol</text:p>
          </table:table-cell>
          <table:table-cell office:value-type="string">
            <text:p>2019-RK73H2ATTD1003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5]*[.I5]) *(1+[.$J$2])" office:value-type="currency" office:currency="USD" office:value="1.98">
            <text:p>$1.9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5</text:p>
          </table:table-cell>
          <table:table-cell office:value-type="string">
            <text:p>RESISTOR, American symbol</text:p>
          </table:table-cell>
          <table:table-cell office:value-type="string">
            <text:p>311-10.0KCR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6]*[.I6]) *(1+[.$J$2])" office:value-type="currency" office:currency="USD" office:value="0.22">
            <text:p>$0.2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50o</text:p>
          </table:table-cell>
          <table:table-cell office:value-type="string">
            <text:p>R-US_R0805</text:p>
          </table:table-cell>
          <table:table-cell office:value-type="string">
            <text:p>R0805</text:p>
          </table:table-cell>
          <table:table-cell office:value-type="string">
            <text:p>R8</text:p>
          </table:table-cell>
          <table:table-cell office:value-type="string">
            <text:p>RESISTOR, American symbol</text:p>
          </table:table-cell>
          <table:table-cell office:value-type="string">
            <text:p>2019-RK73H2ATTD1500FCT-ND</text:p>
          </table:table-cell>
          <table:table-cell/>
          <table:table-cell office:value-type="currency" office:currency="USD" office:value="0.2">
            <text:p>$0.20</text:p>
          </table:table-cell>
          <table:table-cell/>
          <table:table-cell table:formula="of:=([.A7]*[.I7]) *(1+[.$J$2])" office:value-type="currency" office:currency="USD" office:value="0.22">
            <text:p>$0.2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uf </text:p>
          </table:table-cell>
          <table:table-cell office:value-type="string">
            <text:p>C-USC0805</text:p>
          </table:table-cell>
          <table:table-cell office:value-type="string">
            <text:p>C0805</text:p>
          </table:table-cell>
          <table:table-cell office:value-type="string">
            <text:p>C3,C5, C9, C11</text:p>
          </table:table-cell>
          <table:table-cell office:value-type="string">
            <text:p>CAPACITOR, American symbol</text:p>
          </table:table-cell>
          <table:table-cell office:value-type="string">
            <text:p>311-3497-1-ND</text:p>
          </table:table-cell>
          <table:table-cell/>
          <table:table-cell office:value-type="currency" office:currency="USD" office:value="0.35">
            <text:p>$0.35</text:p>
          </table:table-cell>
          <table:table-cell/>
          <table:table-cell table:formula="of:=([.A8]*[.I8]) *(1+[.$J$2])" office:value-type="currency" office:currency="USD" office:value="1.925">
            <text:p>$1.9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3.3V</text:p>
          </table:table-cell>
          <table:table-cell office:value-type="string">
            <text:p>S7V8F3_VOLT_REG-3V3_1AUP</text:p>
          </table:table-cell>
          <table:table-cell office:value-type="string">
            <text:p>S7V_UP</text:p>
          </table:table-cell>
          <table:table-cell office:value-type="string">
            <text:p>PWR1, PWR2, PWR3</text:p>
          </table:table-cell>
          <table:table-cell/>
          <table:table-cell office:value-type="string">
            <text:p>2183-2122-ND</text:p>
          </table:table-cell>
          <table:table-cell/>
          <table:table-cell office:value-type="currency" office:currency="USD" office:value="5.95">
            <text:p>$5.95</text:p>
          </table:table-cell>
          <table:table-cell/>
          <table:table-cell table:formula="of:=([.A9]*[.I9]) *(1+[.$J$2])" office:value-type="currency" office:currency="USD" office:value="19.635">
            <text:p>$19.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string">
            <text:p>S10V4F5UP</text:p>
          </table:table-cell>
          <table:table-cell office:value-type="string">
            <text:p>S10_UP</text:p>
          </table:table-cell>
          <table:table-cell office:value-type="string">
            <text:p>PWR4</text:p>
          </table:table-cell>
          <table:table-cell/>
          <table:table-cell office:value-type="string">
            <text:p>2183-2121-ND</text:p>
          </table:table-cell>
          <table:table-cell/>
          <table:table-cell office:value-type="currency" office:currency="USD" office:value="4.5">
            <text:p>$4.50</text:p>
          </table:table-cell>
          <table:table-cell/>
          <table:table-cell table:formula="of:=([.A10]*[.I10]) *(1+[.$J$2])" office:value-type="currency" office:currency="USD" office:value="4.95">
            <text:p>$4.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90deg header</text:p>
          </table:table-cell>
          <table:table-cell office:value-type="string">
            <text:p>MA06-190DEG</text:p>
          </table:table-cell>
          <table:table-cell office:value-type="string">
            <text:p>MA06-1-90</text:p>
          </table:table-cell>
          <table:table-cell office:value-type="string">
            <text:p>J_PROG</text:p>
          </table:table-cell>
          <table:table-cell office:value-type="string">
            <text:p>PIN HEADER</text:p>
          </table:table-cell>
          <table:table-cell office:value-type="string">
            <text:p>2057-PH1RB-06-UA-ND</text:p>
          </table:table-cell>
          <table:table-cell/>
          <table:table-cell office:value-type="currency" office:currency="USD" office:value="0.25">
            <text:p>$0.25</text:p>
          </table:table-cell>
          <table:table-cell/>
          <table:table-cell table:formula="of:=([.A11]*[.I11]) *(1+[.$J$2])" office:value-type="currency" office:currency="USD" office:value="0.275">
            <text:p>$0.2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9DOF</text:p>
          </table:table-cell>
          <table:table-cell office:value-type="string">
            <text:p>MOD2</text:p>
          </table:table-cell>
          <table:table-cell office:value-type="string">
            <text:p>Sparkfun part no: SEN-13944, Accel,Rate,Magnetometer</text:p>
          </table:table-cell>
          <table:table-cell office:value-type="string">
            <text:p>1568-1424-ND</text:p>
          </table:table-cell>
          <table:table-cell/>
          <table:table-cell office:value-type="currency" office:currency="USD" office:value="16">
            <text:p>$16.00</text:p>
          </table:table-cell>
          <table:table-cell/>
          <table:table-cell table:formula="of:=([.A12]*[.I12]) *(1+[.$J$2])" office:value-type="currency" office:currency="USD" office:value="17.6">
            <text:p>$17.6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APP_CORE</text:p>
          </table:table-cell>
          <table:table-cell office:value-type="string">
            <text:p>APPCORE_RECEIVER</text:p>
          </table:table-cell>
          <table:table-cell office:value-type="string">
            <text:p>MOD1</text:p>
          </table:table-cell>
          <table:table-cell office:value-type="string">
            <text:p>Pins sockets for APP module</text:p>
          </table:table-cell>
          <table:table-cell office:value-type="string">
            <text:p>S7050-ND , twice</text:p>
          </table:table-cell>
          <table:table-cell office:value-type="string">
            <text:p>Or <text:s/>ED4564-17-ND twice</text:p>
          </table:table-cell>
          <table:table-cell office:value-type="currency" office:currency="USD" office:value="1.1">
            <text:p>$1.10</text:p>
          </table:table-cell>
          <table:table-cell/>
          <table:table-cell table:formula="of:=([.A13]*[.I13]) *(1+[.$J$2])" office:value-type="currency" office:currency="USD" office:value="2.42">
            <text:p>$2.4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string">
            <text:p>BU-SMA-H</text:p>
          </table:table-cell>
          <table:table-cell office:value-type="string">
            <text:p>X2, X3</text:p>
          </table:table-cell>
          <table:table-cell office:value-type="string">
            <text:p>FEMALE SMA CONNECTOR , 90 deg.</text:p>
          </table:table-cell>
          <table:table-cell office:value-type="string">
            <text:p>WM4088-ND</text:p>
          </table:table-cell>
          <table:table-cell/>
          <table:table-cell office:value-type="currency" office:currency="USD" office:value="3.75">
            <text:p>$3.75</text:p>
          </table:table-cell>
          <table:table-cell/>
          <table:table-cell table:formula="of:=([.A14]*[.I14]) *(1+[.$J$2])" office:value-type="currency" office:currency="USD" office:value="8.25">
            <text:p>$8.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INA138</text:p>
          </table:table-cell>
          <table:table-cell office:value-type="string">
            <text:p>SOT23-5</text:p>
          </table:table-cell>
          <table:table-cell office:value-type="string">
            <text:p>IC1</text:p>
          </table:table-cell>
          <table:table-cell office:value-type="string">
            <text:p>High-Side Measurement Current Shunt Monitor</text:p>
          </table:table-cell>
          <table:table-cell office:value-type="string">
            <text:p>296-17936-2-ND</text:p>
          </table:table-cell>
          <table:table-cell/>
          <table:table-cell office:value-type="currency" office:currency="USD" office:value="1.95">
            <text:p>$1.95</text:p>
          </table:table-cell>
          <table:table-cell/>
          <table:table-cell table:formula="of:=([.A15]*[.I15]) *(1+[.$J$2])" office:value-type="currency" office:currency="USD" office:value="2.145">
            <text:p>$2.1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RFM22</text:p>
          </table:table-cell>
          <table:table-cell office:value-type="string">
            <text:p>RF1</text:p>
          </table:table-cell>
          <table:table-cell/>
          <table:table-cell office:value-type="string">
            <text:p>HOPE_RF</text:p>
          </table:table-cell>
          <table:table-cell office:value-type="string">
            <text:p>ebay</text:p>
          </table:table-cell>
          <table:table-cell office:value-type="currency" office:currency="USD" office:value="12">
            <text:p>$12.00</text:p>
          </table:table-cell>
          <table:table-cell/>
          <table:table-cell table:formula="of:=([.A16]*[.I16]) *(1+[.$J$2])" office:value-type="currency" office:currency="USD" office:value="13.2">
            <text:p>$13.2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RFM23BP</text:p>
          </table:table-cell>
          <table:table-cell office:value-type="string">
            <text:p>RF2</text:p>
          </table:table-cell>
          <table:table-cell office:value-type="string">
            <text:p>RFM22BP 1W 433MHz Transceiver</text:p>
          </table:table-cell>
          <table:table-cell office:value-type="string">
            <text:p>HOPE_RF</text:p>
          </table:table-cell>
          <table:table-cell office:value-type="string">
            <text:p>ebay</text:p>
          </table:table-cell>
          <table:table-cell office:value-type="currency" office:currency="USD" office:value="13">
            <text:p>$13.00</text:p>
          </table:table-cell>
          <table:table-cell/>
          <table:table-cell table:formula="of:=([.A17]*[.I17]) *(1+[.$J$2])" office:value-type="currency" office:currency="USD" office:value="14.3">
            <text:p>$14.3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D_CARD</text:p>
          </table:table-cell>
          <table:table-cell office:value-type="string">
            <text:p>503182-1852</text:p>
          </table:table-cell>
          <table:table-cell office:value-type="string">
            <text:p>503182-1852_MOL</text:p>
          </table:table-cell>
          <table:table-cell office:value-type="string">
            <text:p>U2</text:p>
          </table:table-cell>
          <table:table-cell office:value-type="string">
            <text:p>Micro SD card holder </text:p>
          </table:table-cell>
          <table:table-cell office:value-type="string">
            <text:p>WM12834CT</text:p>
          </table:table-cell>
          <table:table-cell/>
          <table:table-cell office:value-type="currency" office:currency="USD" office:value="3.35">
            <text:p>$3.35</text:p>
          </table:table-cell>
          <table:table-cell/>
          <table:table-cell table:formula="of:=([.A18]*[.I18]) *(1+[.$J$2])" office:value-type="currency" office:currency="USD" office:value="3.685">
            <text:p>$3.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SM04B-SRSS-TB</text:p>
          </table:table-cell>
          <table:table-cell office:value-type="string">
            <text:p>X4</text:p>
          </table:table-cell>
          <table:table-cell office:value-type="string">
            <text:p>JST connector, 1.0mm pitch4 contacts</text:p>
          </table:table-cell>
          <table:table-cell office:value-type="string">
            <text:p>455-1804-1-ND</text:p>
          </table:table-cell>
          <table:table-cell/>
          <table:table-cell office:value-type="currency" office:currency="USD" office:value="0.55">
            <text:p>$0.55</text:p>
          </table:table-cell>
          <table:table-cell/>
          <table:table-cell table:formula="of:=([.A19]*[.I19]) *(1+[.$J$2])" office:value-type="currency" office:currency="USD" office:value="0.605">
            <text:p>$0.6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SN74HC4066PWRTSSOP</text:p>
          </table:table-cell>
          <table:table-cell office:value-type="string">
            <text:p>TSSOP14</text:p>
          </table:table-cell>
          <table:table-cell office:value-type="string">
            <text:p>IC2, IC3, IC4, IC5</text:p>
          </table:table-cell>
          <table:table-cell office:value-type="string">
            <text:p>Quad bilateral ANALOG SWITCH</text:p>
          </table:table-cell>
          <table:table-cell office:value-type="string">
            <text:p>296-8330-1-ND</text:p>
          </table:table-cell>
          <table:table-cell/>
          <table:table-cell office:value-type="currency" office:currency="USD" office:value="0.55">
            <text:p>$0.55</text:p>
          </table:table-cell>
          <table:table-cell/>
          <table:table-cell table:formula="of:=([.A20]*[.I20]) *(1+[.$J$2])" office:value-type="currency" office:currency="USD" office:value="2.42">
            <text:p>$2.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TMP36GT9Z</text:p>
          </table:table-cell>
          <table:table-cell office:value-type="string">
            <text:p>TO92-INLINE</text:p>
          </table:table-cell>
          <table:table-cell office:value-type="string">
            <text:p>TMP_3</text:p>
          </table:table-cell>
          <table:table-cell/>
          <table:table-cell office:value-type="string">
            <text:p>TMP36GT9Z-ND</text:p>
          </table:table-cell>
          <table:table-cell/>
          <table:table-cell office:value-type="currency" office:currency="USD" office:value="1.5">
            <text:p>$1.50</text:p>
          </table:table-cell>
          <table:table-cell/>
          <table:table-cell table:formula="of:=([.A21]*[.I21]) *(1+[.$J$2])" office:value-type="currency" office:currency="USD" office:value="1.65">
            <text:p>$1.6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string">
            <text:p>TMP3P</text:p>
          </table:table-cell>
          <table:table-cell office:value-type="string">
            <text:p>TMP_1, TMP_2, TMP_4</text:p>
          </table:table-cell>
          <table:table-cell office:value-type="string">
            <text:p>TMP Sensor Wire Connection</text:p>
          </table:table-cell>
          <table:table-cell office:value-type="string">
            <text:p>TMP36GT9Z-ND</text:p>
          </table:table-cell>
          <table:table-cell/>
          <table:table-cell office:value-type="currency" office:currency="USD" office:value="1.5">
            <text:p>$1.50</text:p>
          </table:table-cell>
          <table:table-cell/>
          <table:table-cell table:formula="of:=([.A22]*[.I22]) *(1+[.$J$2])" office:value-type="currency" office:currency="USD" office:value="4.95">
            <text:p>$4.95</text:p>
          </table:table-cell>
          <table:table-cell/>
        </table:table-row>
        <table:table-row table:style-name="ro1">
          <table:table-cell/>
          <table:table-cell table:number-columns-repeated="7"/>
          <table:table-cell/>
          <table:table-cell/>
          <table:table-cell table:formula="of:=([.A23]*[.I23]) *(1+[.$J$2])"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7"/>
          <table:table-cell/>
          <table:table-cell/>
          <table:table-cell table:formula="of:=([.A24]*[.I24]) *(1+[.$J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ble </text:p>
          </table:table-cell>
          <table:table-cell office:value-type="string">
            <text:p>External </text:p>
          </table:table-cell>
          <table:table-cell/>
          <table:table-cell office:value-type="string">
            <text:p>X4 to App board</text:p>
          </table:table-cell>
          <table:table-cell office:value-type="string">
            <text:p>6” cable with JST connectors on both ends </text:p>
          </table:table-cell>
          <table:table-cell office:value-type="string">
            <text:p>455-3014-ND</text:p>
          </table:table-cell>
          <table:table-cell office:value-type="string">
            <text:p>This</text:p>
          </table:table-cell>
          <table:table-cell office:value-type="currency" office:currency="USD" office:value="1.4">
            <text:p>$1.40</text:p>
          </table:table-cell>
          <table:table-cell/>
          <table:table-cell table:formula="of:=([.A25]*[.I25]) *(1+[.$J$2])" office:value-type="currency" office:currency="USD" office:value="1.54">
            <text:p>$1.54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able </text:p>
          </table:table-cell>
          <table:table-cell office:value-type="string">
            <text:p>External </text:p>
          </table:table-cell>
          <table:table-cell/>
          <table:table-cell office:value-type="string">
            <text:p>X4 to App board</text:p>
          </table:table-cell>
          <table:table-cell office:value-type="string">
            <text:p>4” cable with JST connectors on both ends</text:p>
          </table:table-cell>
          <table:table-cell table:style-name="ce2" office:value-type="string">
            <text:p>455-3631-ND</text:p>
          </table:table-cell>
          <table:table-cell office:value-type="string">
            <text:p>or this </text:p>
          </table:table-cell>
          <table:table-cell office:value-type="currency" office:currency="USD" office:value="1.3">
            <text:p>$1.30</text:p>
          </table:table-cell>
          <table:table-cell/>
          <table:table-cell table:formula="of:=([.A26]*[.I26]) *(1+[.$J$2])" office:value-type="currency" office:currency="USD" office:value="0">
            <text:p>$0.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ble </text:p>
          </table:table-cell>
          <table:table-cell office:value-type="string">
            <text:p>External </text:p>
          </table:table-cell>
          <table:table-cell table:number-columns-repeated="2"/>
          <table:table-cell office:value-type="string">
            <text:p>6” long RG316 pigtail SMA/SMA</text:p>
          </table:table-cell>
          <table:table-cell office:value-type="string">
            <text:p>2057-CA-DKCA1-152L5-APAJ-ND</text:p>
          </table:table-cell>
          <table:table-cell/>
          <table:table-cell office:value-type="currency" office:currency="USD" office:value="5.15">
            <text:p>$5.15</text:p>
          </table:table-cell>
          <table:table-cell/>
          <table:table-cell table:formula="of:=([.A27]*[.I27]) *(1+[.$J$2])" office:value-type="currency" office:currency="USD" office:value="11.33">
            <text:p>$11.33</text:p>
          </table:table-cell>
          <table:table-cell/>
        </table:table-row>
        <table:table-row table:style-name="ro1">
          <table:table-cell/>
          <table:table-cell table:number-columns-repeated="7"/>
          <table:table-cell/>
          <table:table-cell/>
          <table:table-cell table:formula="of:=([.A28]*[.I28]) *(1+[.$J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 office:value-type="string">
            <text:p>Board</text:p>
          </table:table-cell>
          <table:table-cell table:number-columns-repeated="2"/>
          <table:table-cell office:value-type="string">
            <text:p>PCB-Way 12 PCB order</text:p>
          </table:table-cell>
          <table:table-cell table:number-columns-repeated="2"/>
          <table:table-cell office:value-type="currency" office:currency="USD" office:value="30">
            <text:p>$30.00</text:p>
          </table:table-cell>
          <table:table-cell/>
          <table:table-cell table:formula="of:=([.A29]*[.I29])" office:value-type="currency" office:currency="USD" office:value="30">
            <text:p>$30.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nual soldering </text:p>
          </table:table-cell>
          <table:table-cell office:value-type="string">
            <text:p>4 Hrs at $80</text:p>
          </table:table-cell>
          <table:table-cell table:number-columns-repeated="2"/>
          <table:table-cell office:value-type="string">
            <text:p>Manual soldering </text:p>
          </table:table-cell>
          <table:table-cell table:number-columns-repeated="2"/>
          <table:table-cell office:value-type="currency" office:currency="USD" office:value="80">
            <text:p>$80.00</text:p>
          </table:table-cell>
          <table:table-cell/>
          <table:table-cell table:formula="of:=([.A30]*[.I30])" office:value-type="currency" office:currency="USD" office:value="320">
            <text:p>$320.00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5" table:formula="of:=SUM([.K2:.K33])" office:value-type="currency" office:currency="USD" office:value="464.62">
            <text:p>$464.62</text:p>
          </table:table-cell>
          <table:table-cell table:style-name="ce6" office:value-type="currency" office:currency="USD" office:value="645">
            <text:p>$645.00</text:p>
          </table:table-cell>
        </table:table-row>
        <table:table-row table:style-name="ro1" table:number-rows-repeated="1048541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2">12/12/2020</text:date>, <text:time>10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2-12T10:06:25.56</dc:date>
    <dc:creator>Gary Stofer</dc:creator>
    <meta:editing-duration>P9DT9H54M14S</meta:editing-duration>
    <meta:editing-cycles>25</meta:editing-cycles>
    <meta:document-statistic meta:table-count="1" meta:cell-count="248" meta:object-count="0"/>
  </office:meta>
</office:document-meta>
</file>